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>
            <text:p>#f [kHz]</text:p>
          </table:table-cell>
          <table:table-cell office:value-type="string">
            <text:p>U_a [V] RC</text:p>
          </table:table-cell>
          <table:table-cell office:value-type="string">
            <text:p>t [ms] RC</text:p>
          </table:table-cell>
          <table:table-cell office:value-type="string">
            <text:p>U_a [V] CR</text:p>
          </table:table-cell>
          <table:table-cell office:value-type="string">
            <text:p>t [ms] CR</text:p>
          </table:table-cell>
          <table:table-cell office:value-type="string">
            <text:p>dU_a [V]</text:p>
          </table:table-cell>
          <table:table-cell office:value-type="string">
            <text:p>dt [ms]</text:p>
          </table:table-cell>
          <table:table-cell office:value-type="string">
            <text:p>Phi CR</text:p>
          </table:table-cell>
          <table:table-cell office:value-type="string">
            <text:p>Dphi CR</text:p>
          </table:table-cell>
          <table:table-cell office:value-type="string">
            <text:p>phi rc</text:p>
          </table:table-cell>
          <table:table-cell office:value-type="string">
            <text:p>dphi rc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7.85">
            <text:p>7.85</text:p>
          </table:table-cell>
          <table:table-cell office:value-type="float" office:value="0.23">
            <text:p>0.23</text:p>
          </table:table-cell>
          <table:table-cell office:value-type="float" office:value="0.24">
            <text:p>0.24</text:p>
          </table:table-cell>
          <table:table-cell office:value-type="float" office:value="24.22">
            <text:p>24.22</text:p>
          </table:table-cell>
          <table:table-cell table:number-columns-repeated="2" office:value-type="float" office:value="0.01">
            <text:p>0.01</text:p>
          </table:table-cell>
          <table:table-cell table:formula="of:=2*PI()*[.A2]*[.E2]" office:value-type="float" office:value="1.5217874813989">
            <text:p>1.5217874814</text:p>
          </table:table-cell>
          <table:table-cell table:formula="of:=[.H2]*[.G2]/[.E2]" office:value-type="float" office:value="0.000628318530717959">
            <text:p>0.0006283185</text:p>
          </table:table-cell>
          <table:table-cell table:formula="of:=2*PI()*[.A2]*[.C2]" office:value-type="float" office:value="0.014451326206513">
            <text:p>0.0144513262</text:p>
          </table:table-cell>
          <table:table-cell table:formula="of:=[.J2]*[.G2]/[.C2]" office:value-type="float" office:value="0.000628318530717959">
            <text:p>0.0006283185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7.81">
            <text:p>7.81</text:p>
          </table:table-cell>
          <table:table-cell office:value-type="float" office:value="0.32">
            <text:p>0.32</text:p>
          </table:table-cell>
          <table:table-cell office:value-type="float" office:value="0.47">
            <text:p>0.47</text:p>
          </table:table-cell>
          <table:table-cell office:value-type="float" office:value="12.8">
            <text:p>12.8</text:p>
          </table:table-cell>
          <table:table-cell table:number-columns-repeated="2" office:value-type="float" office:value="0.01">
            <text:p>0.01</text:p>
          </table:table-cell>
          <table:table-cell table:formula="of:=2*PI()*[.A3]*[.E3]" office:value-type="float" office:value="1.60849543863797">
            <text:p>1.6084954386</text:p>
          </table:table-cell>
          <table:table-cell table:formula="of:=[.H3]*[.G3]/[.E3]" office:value-type="float" office:value="0.00125663706143592">
            <text:p>0.0012566371</text:p>
          </table:table-cell>
          <table:table-cell table:formula="of:=2*PI()*[.A3]*[.C3]" office:value-type="float" office:value="0.0402123859659494">
            <text:p>0.040212386</text:p>
          </table:table-cell>
          <table:table-cell table:formula="of:=[.J3]*[.G3]/[.C3]" office:value-type="float" office:value="0.00125663706143592">
            <text:p>0.0012566371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7.81">
            <text:p>7.81</text:p>
          </table:table-cell>
          <table:table-cell office:value-type="float" office:value="0.33">
            <text:p>0.33</text:p>
          </table:table-cell>
          <table:table-cell office:value-type="float" office:value="1.15">
            <text:p>1.15</text:p>
          </table:table-cell>
          <table:table-cell office:value-type="float" office:value="4.61">
            <text:p>4.61</text:p>
          </table:table-cell>
          <table:table-cell table:number-columns-repeated="2" office:value-type="float" office:value="0.01">
            <text:p>0.01</text:p>
          </table:table-cell>
          <table:table-cell table:formula="of:=2*PI()*[.A4]*[.E4]" office:value-type="float" office:value="1.44827421330489">
            <text:p>1.4482742133</text:p>
          </table:table-cell>
          <table:table-cell table:formula="of:=[.H4]*[.G4]/[.E4]" office:value-type="float" office:value="0.00314159265358979">
            <text:p>0.0031415927</text:p>
          </table:table-cell>
          <table:table-cell table:formula="of:=2*PI()*[.A4]*[.C4]" office:value-type="float" office:value="0.103672557568463">
            <text:p>0.1036725576</text:p>
          </table:table-cell>
          <table:table-cell table:formula="of:=[.J4]*[.G4]/[.C4]" office:value-type="float" office:value="0.00314159265358979">
            <text:p>0.0031415927</text:p>
          </table:table-cell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7.58">
            <text:p>7.58</text:p>
          </table:table-cell>
          <table:table-cell office:value-type="float" office:value="0.39">
            <text:p>0.39</text:p>
          </table:table-cell>
          <table:table-cell office:value-type="float" office:value="2.14">
            <text:p>2.14</text:p>
          </table:table-cell>
          <table:table-cell office:value-type="float" office:value="2.19">
            <text:p>2.19</text:p>
          </table:table-cell>
          <table:table-cell table:number-columns-repeated="2" office:value-type="float" office:value="0.01">
            <text:p>0.01</text:p>
          </table:table-cell>
          <table:table-cell table:formula="of:=2*PI()*[.A5]*[.E5]" office:value-type="float" office:value="1.37601758227233">
            <text:p>1.3760175823</text:p>
          </table:table-cell>
          <table:table-cell table:formula="of:=[.H5]*[.G5]/[.E5]" office:value-type="float" office:value="0.00628318530717959">
            <text:p>0.0062831853</text:p>
          </table:table-cell>
          <table:table-cell table:formula="of:=2*PI()*[.A5]*[.C5]" office:value-type="float" office:value="0.245044226980004">
            <text:p>0.245044227</text:p>
          </table:table-cell>
          <table:table-cell table:formula="of:=[.J5]*[.G5]/[.C5]" office:value-type="float" office:value="0.00628318530717959">
            <text:p>0.0062831853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6.9">
            <text:p>6.9</text:p>
          </table:table-cell>
          <table:table-cell office:value-type="float" office:value="0.36">
            <text:p>0.36</text:p>
          </table:table-cell>
          <table:table-cell office:value-type="float" office:value="3.86">
            <text:p>3.86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01">
            <text:p>0.01</text:p>
          </table:table-cell>
          <table:table-cell table:formula="of:=2*PI()*[.A6]*[.E6]" office:value-type="float" office:value="1.01787601976309">
            <text:p>1.0178760198</text:p>
          </table:table-cell>
          <table:table-cell table:formula="of:=[.H6]*[.G6]/[.E6]" office:value-type="float" office:value="0.0125663706143592">
            <text:p>0.0125663706</text:p>
          </table:table-cell>
          <table:table-cell table:formula="of:=2*PI()*[.A6]*[.C6]" office:value-type="float" office:value="0.45238934211693">
            <text:p>0.4523893421</text:p>
          </table:table-cell>
          <table:table-cell table:formula="of:=[.J6]*[.G6]/[.C6]" office:value-type="float" office:value="0.0125663706143592">
            <text:p>0.0125663706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5.22">
            <text:p>5.22</text:p>
          </table:table-cell>
          <table:table-cell office:value-type="float" office:value="0.31">
            <text:p>0.31</text:p>
          </table:table-cell>
          <table:table-cell office:value-type="float" office:value="2.1">
            <text:p>2.1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01">
            <text:p>0.01</text:p>
          </table:table-cell>
          <table:table-cell table:formula="of:=2*PI()*[.A7]*[.E7]" office:value-type="float" office:value="0.879645943005142">
            <text:p>0.879645943</text:p>
          </table:table-cell>
          <table:table-cell table:formula="of:=[.H7]*[.G7]/[.E7]" office:value-type="float" office:value="0.0251327412287183">
            <text:p>0.0251327412</text:p>
          </table:table-cell>
          <table:table-cell table:formula="of:=2*PI()*[.A7]*[.C7]" office:value-type="float" office:value="0.779114978090269">
            <text:p>0.7791149781</text:p>
          </table:table-cell>
          <table:table-cell table:formula="of:=[.J7]*[.G7]/[.C7]" office:value-type="float" office:value="0.0251327412287183">
            <text:p>0.0251327412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3.21">
            <text:p>3.21</text:p>
          </table:table-cell>
          <table:table-cell office:value-type="float" office:value="0.2">
            <text:p>0.2</text:p>
          </table:table-cell>
          <table:table-cell office:value-type="float" office:value="7.16">
            <text:p>7.16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01">
            <text:p>0.01</text:p>
          </table:table-cell>
          <table:table-cell table:formula="of:=2*PI()*[.A8]*[.E8]" office:value-type="float" office:value="0.502654824574367">
            <text:p>0.5026548246</text:p>
          </table:table-cell>
          <table:table-cell table:formula="of:=[.H8]*[.G8]/[.E8]" office:value-type="float" office:value="0.0502654824574367">
            <text:p>0.0502654825</text:p>
          </table:table-cell>
          <table:table-cell table:formula="of:=2*PI()*[.A8]*[.C8]" office:value-type="float" office:value="1.00530964914873">
            <text:p>1.0053096491</text:p>
          </table:table-cell>
          <table:table-cell table:formula="of:=[.J8]*[.G8]/[.C8]" office:value-type="float" office:value="0.0502654824574367">
            <text:p>0.0502654825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1.76">
            <text:p>1.76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table:formula="of:=2*PI()*[.A9]*[.E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2*PI()*[.A9]*[.C9]" office:value-type="float" office:value="1.13097335529233">
            <text:p>1.1309733553</text:p>
          </table:table-cell>
          <table:table-cell table:formula="of:=[.J9]*[.G9]/[.C9]" office:value-type="float" office:value="0.0942477796076938">
            <text:p>0.0942477796</text:p>
          </table:table-cell>
        </table:table-row>
        <table:table-row table:style-name="ro2" table:number-rows-repeated="104856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4T22:16:25</meta:creation-date>
    <dc:date>2014-04-24T23:14:14</dc:date>
    <meta:editing-duration>PT47M47S</meta:editing-duration>
    <meta:editing-cycles>4</meta:editing-cycles>
    <meta:generator>LibreOffice/3.5$Linux_X86_64 LibreOffice_project/350m1$Build-2</meta:generator>
    <meta:document-statistic meta:table-count="3" meta:cell-count="99" meta:object-count="0"/>
  </office:meta>
</office:document-meta>
</file>